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a33" officeooo:paragraph-rsid="001dda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/text:p>
      <text:p text:style-name="P1"><text:tab/><text:tab/><text:tab/><text:tab/>SP PROGRAM</text:p>
      <text:p text:style-name="P1"><text:tab/><text:tab/><text:tab/>RECURSSIVE DESCENT PARSER</text:p>
      <text:p text:style-name="P1"/>
      <text:p text:style-name="P1">#include&lt;stdio.h&gt;</text:p>
      <text:p text:style-name="P1">#include&lt;ctype.h&gt;</text:p>
      <text:p text:style-name="P1">#include&lt;string.h&gt;</text:p>
      <text:p text:style-name="P1"><text:s/></text:p>
      <text:p text:style-name="P1">void Ediv();</text:p>
      <text:p text:style-name="P1">void Emult();</text:p>
      <text:p text:style-name="P1">void Eadd();</text:p>
      <text:p text:style-name="P1">void E();</text:p>
      <text:p text:style-name="P1">void check(); </text:p>
      <text:p text:style-name="P1">void T();</text:p>
      <text:p text:style-name="P1"/>
      <text:p text:style-name="P1">int count, flag;</text:p>
      <text:p text:style-name="P1">char expression[10];</text:p>
      <text:p text:style-name="P1"/>
      <text:p text:style-name="P1"/>
      <text:p text:style-name="P1">int main()</text:p>
      <text:p text:style-name="P1">{</text:p>
      <text:p text:style-name="P1"><text:s text:c="2"/>printf("\nEnter an Algebraic Expression:\t");</text:p>
      <text:p text:style-name="P1"><text:s text:c="6"/>scanf("%s", expression);</text:p>
      <text:p text:style-name="P1"><text:s text:c="6"/>E();</text:p>
      <text:p text:style-name="P1">if((strlen(expression) == count) &amp;&amp; (flag == 0))</text:p>
      <text:p text:style-name="P1"><text:s text:c="6"/>{</text:p>
      <text:p text:style-name="P1"><text:s text:c="12"/>printf("\nThe Expression %s is Valid\n", expression);</text:p>
      <text:p text:style-name="P1"><text:s text:c="6"/>}</text:p>
      <text:p text:style-name="P1"><text:s text:c="6"/>else </text:p>
      <text:p text:style-name="P1"><text:s text:c="6"/>{</text:p>
      <text:p text:style-name="P1"><text:s text:c="12"/>printf("\nThe Expression %s is Invalid\n", expression);</text:p>
      <text:p text:style-name="P1"><text:s text:c="6"/>}</text:p>
      <text:p text:style-name="P1">}</text:p>
      <text:p text:style-name="P1"/>
      <text:p text:style-name="P1">void E()</text:p>
      <text:p text:style-name="P1">{</text:p>
      <text:p text:style-name="P1"><text:s text:c="6"/>T();</text:p>
      <text:p text:style-name="P1"><text:s text:c="6"/>Eadd();</text:p>
      <text:p text:style-name="P1"><text:s text:c="6"/>Ediv();</text:p>
      <text:p text:style-name="P1"><text:s text:c="6"/>Emult();</text:p>
      <text:p text:style-name="P1">}</text:p>
      <text:p text:style-name="P1"/>
      <text:p text:style-name="P1">void T()</text:p>
      <text:p text:style-name="P1">{</text:p>
      <text:p text:style-name="P1"><text:s text:c="6"/>check();</text:p>
      <text:p text:style-name="P1"><text:s text:c="6"/></text:p>
      <text:p text:style-name="P1">}</text:p>
      <text:p text:style-name="P1"/>
      <text:p text:style-name="P1">void check()</text:p>
      <text:p text:style-name="P1">{</text:p>
      <text:p text:style-name="P1"><text:tab/>if(isalnum(expression[count]))</text:p>
      <text:p text:style-name="P1"><text:soft-page-break/><text:tab/>{</text:p>
      <text:p text:style-name="P1"><text:tab/><text:tab/>count++;</text:p>
      <text:p text:style-name="P1"><text:tab/>}</text:p>
      <text:p text:style-name="P1"/>
      <text:p text:style-name="P1"/>
      <text:p text:style-name="P1">else if(expression[count]=='(')</text:p>
      <text:p text:style-name="P1">{</text:p>
      <text:p text:style-name="P1"><text:tab/><text:tab/>count++;</text:p>
      <text:p text:style-name="P1"><text:tab/>E();</text:p>
      <text:p text:style-name="P1"><text:tab/>if(expression[count] == ')')</text:p>
      <text:p text:style-name="P1"><text:tab/>{</text:p>
      <text:p text:style-name="P1"><text:tab/><text:tab/>count++;</text:p>
      <text:p text:style-name="P1"><text:tab/>}</text:p>
      <text:p text:style-name="P1">else</text:p>
      <text:p text:style-name="P1"><text:tab/>{</text:p>
      <text:p text:style-name="P1"><text:tab/><text:tab/>flag=1;</text:p>
      <text:p text:style-name="P1"><text:tab/>}</text:p>
      <text:p text:style-name="P1">}<text:tab/></text:p>
      <text:p text:style-name="P1">else</text:p>
      <text:p text:style-name="P1"><text:tab/>{</text:p>
      <text:p text:style-name="P1"><text:tab/><text:tab/>flag=1;</text:p>
      <text:p text:style-name="P1"><text:tab/>}</text:p>
      <text:p text:style-name="P1">}</text:p>
      <text:p text:style-name="P1"/>
      <text:p text:style-name="P1">void Eadd()</text:p>
      <text:p text:style-name="P1">{</text:p>
      <text:p text:style-name="P1">if(expression[count]=='+')</text:p>
      <text:p text:style-name="P1"><text:tab/>{</text:p>
      <text:p text:style-name="P1"><text:tab/><text:tab/>count++;</text:p>
      <text:p text:style-name="P1"><text:tab/><text:tab/>T();</text:p>
      <text:p text:style-name="P1"><text:tab/><text:tab/>Eadd();</text:p>
      <text:p text:style-name="P1"><text:tab/>}</text:p>
      <text:p text:style-name="P1">}</text:p>
      <text:p text:style-name="P1"/>
      <text:p text:style-name="P1">void Ediv()</text:p>
      <text:p text:style-name="P1">{</text:p>
      <text:p text:style-name="P1">if(expression[count]=='/')</text:p>
      <text:p text:style-name="P1"><text:tab/>{</text:p>
      <text:p text:style-name="P1"><text:tab/><text:tab/>count++;</text:p>
      <text:p text:style-name="P1"><text:tab/><text:tab/>T();</text:p>
      <text:p text:style-name="P1"><text:tab/><text:tab/>Ediv();</text:p>
      <text:p text:style-name="P1"><text:tab/>}</text:p>
      <text:p text:style-name="P1">}</text:p>
      <text:p text:style-name="P1"/>
      <text:p text:style-name="P1">void Emult()</text:p>
      <text:p text:style-name="P1">{</text:p>
      <text:p text:style-name="P1">if(expression[count]=='*')</text:p>
      <text:p text:style-name="P1"><text:tab/>{</text:p>
      <text:p text:style-name="P1"><text:tab/><text:tab/>count++;</text:p>
      <text:p text:style-name="P1"><text:tab/><text:tab/>T();</text:p>
      <text:p text:style-name="P1"><text:tab/><text:tab/>Emult();</text:p>
      <text:p text:style-name="P1"><text:tab/>}</text:p>
      <text:p text:style-name="P1"><text:soft-page-break/>}</text:p>
      <text:p text:style-name="P1"/>
      <text:p text:style-name="P1">OUTPUT - </text:p>
      <text:p text:style-name="P1">student@student-OptiPlex-3010:~$ gcc rdp.c</text:p>
      <text:p text:style-name="P1">student@student-OptiPlex-3010:~$ ./a.out</text:p>
      <text:p text:style-name="P1"/>
      <text:p text:style-name="P1">Enter an Algebraic Expression:<text:tab/>(a/b+c)*d</text:p>
      <text:p text:style-name="P1"/>
      <text:p text:style-name="P1">The Expression (a/b+c)*d is Invalid</text:p>
      <text:p text:style-name="P1">student@student-OptiPlex-3010:~$ (a+b)*c</text:p>
      <text:p text:style-name="P1">bash: syntax error near unexpected token `*c'</text:p>
      <text:p text:style-name="P1">student@student-OptiPlex-3010:~$ ./a.out</text:p>
      <text:p text:style-name="P1"/>
      <text:p text:style-name="P1">Enter an Algebraic Expression:<text:tab/>(a+b)*c</text:p>
      <text:p text:style-name="P1"/>
      <text:p text:style-name="P1">The Expression (a+b)*c is Valid</text:p>
      <text:p text:style-name="P1">student@student-OptiPlex-3010:~$ ./a.out</text:p>
      <text:p text:style-name="P1"/>
      <text:p text:style-name="P1">Enter an Algebraic Expression:<text:tab/>((a+b)*c)/d</text:p>
      <text:p text:style-name="P1"/>
      <text:p text:style-name="P1">The Expression ((a+b)*c)/d is Valid</text:p>
      <text:p text:style-name="P1">student@student-OptiPlex-3010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12:17.972660945</meta:creation-date>
    <dc:date>2020-02-18T13:14:05.529186720</dc:date>
    <meta:editing-duration>PT1M4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106" meta:word-count="182" meta:character-count="1513" meta:non-whitespace-character-count="1268"/>
  </office:meta>
</office:document-meta>
</file>